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16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0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1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2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1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19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0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20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0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216" calcext:value-type="float">
            <text:p>14.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2581004714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482" meta:object-count="0"/>
    <meta:user-defined meta:name="AppVersion">3.0</meta:user-defined>
  </office:meta>
</office:document-meta>
</file>